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_Feb_16_CSV_V1_2016-03-2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ganisation Name</text:p>
          </table:table-cell>
          <table:table-cell office:value-type="string" table:style-name="ce1">
            <text:p>Organisation Type</text:p>
          </table:table-cell>
          <table:table-cell office:value-type="string" table:style-name="ce1">
            <text:p>Main, parent or sponsoring department</text:p>
          </table:table-cell>
          <table:table-cell office:value-type="string" table:style-name="ce1">
            <text:p>Payroll staff AO/AA Headcount</text:p>
          </table:table-cell>
          <table:table-cell office:value-type="string" table:style-name="ce1">
            <text:p>Payroll staff AO/AA Full-time Equivalent</text:p>
          </table:table-cell>
          <table:table-cell office:value-type="string" table:style-name="ce1">
            <text:p>Payroll staff EO Headcount</text:p>
          </table:table-cell>
          <table:table-cell office:value-type="string" table:style-name="ce1">
            <text:p>Payroll staff EO Full-time Equivalent</text:p>
          </table:table-cell>
          <table:table-cell office:value-type="string" table:style-name="ce1">
            <text:p>Payroll staff SEO/HEO Headcount</text:p>
          </table:table-cell>
          <table:table-cell office:value-type="string" table:style-name="ce1">
            <text:p>Payroll staff SEO/HEO Full-time Equivalent</text:p>
          </table:table-cell>
          <table:table-cell office:value-type="string" table:style-name="ce1">
            <text:p>Payroll staff Grade 6/7 Headcount</text:p>
          </table:table-cell>
          <table:table-cell office:value-type="string" table:style-name="ce1">
            <text:p>Payroll staff Grade 6/7 Full-time Equivalent</text:p>
          </table:table-cell>
          <table:table-cell office:value-type="string" table:style-name="ce1">
            <text:p>Payroll staff SCS Headcount</text:p>
          </table:table-cell>
          <table:table-cell office:value-type="string" table:style-name="ce1">
            <text:p>Payroll staff SCS Full-time Equivalent</text:p>
          </table:table-cell>
          <table:table-cell office:value-type="string" table:style-name="ce1">
            <text:p>Payroll staff Other, unknown or unspecified Headcount</text:p>
          </table:table-cell>
          <table:table-cell office:value-type="string" table:style-name="ce1">
            <text:p>Payroll staff Other, unknown or unspecified Full-time Equivalent</text:p>
          </table:table-cell>
          <table:table-cell office:value-type="string" table:style-name="ce1">
            <text:p>Payroll staff Total Employees Headcount</text:p>
          </table:table-cell>
          <table:table-cell office:value-type="string" table:style-name="ce1">
            <text:p>Payroll staff Total Employees Full-time Equivalent</text:p>
          </table:table-cell>
          <table:table-cell office:value-type="string" table:style-name="ce1">
            <text:p>Non-payroll Staff Agency staff (clerical/admin) Headcount</text:p>
          </table:table-cell>
          <table:table-cell office:value-type="string" table:style-name="ce1">
            <text:p>Non-payroll Staff Agency staff (clerical/admin) Full-time Equivalent</text:p>
          </table:table-cell>
          <table:table-cell office:value-type="string" table:style-name="ce1">
            <text:p>Non-payroll Staff Intermin Managers Headcount</text:p>
          </table:table-cell>
          <table:table-cell office:value-type="string" table:style-name="ce1">
            <text:p>Non-payroll Staff Interim Managers Full-time Equivalent</text:p>
          </table:table-cell>
          <table:table-cell office:value-type="string" table:style-name="ce1">
            <text:p>Non-payroll Staff Specialist Contractors Headcount</text:p>
          </table:table-cell>
          <table:table-cell office:value-type="string" table:style-name="ce1">
            <text:p>Non-payroll Staff Specialist Contractors Full-time Equivalent</text:p>
          </table:table-cell>
          <table:table-cell office:value-type="string" table:style-name="ce1">
            <text:p>Non-payroll Staff Consultants/Consultancy Headcount</text:p>
          </table:table-cell>
          <table:table-cell office:value-type="string" table:style-name="ce1">
            <text:p>Non-payroll Staff Consultants/Consultancy Full-time Equivalent</text:p>
          </table:table-cell>
          <table:table-cell office:value-type="string" table:style-name="ce1">
            <text:p>Non-payroll Staff Total Employees Headcount</text:p>
          </table:table-cell>
          <table:table-cell office:value-type="string" table:style-name="ce1">
            <text:p>Non-payroll Staff Total Employees Full-time Equivalent</text:p>
          </table:table-cell>
          <table:table-cell office:value-type="string" table:style-name="ce1">
            <text:p>Grand Total (workforce numbers) Headcount</text:p>
          </table:table-cell>
          <table:table-cell office:value-type="string" table:style-name="ce1">
            <text:p>Grand Total (workforce numbers) Full-time Equivalent</text:p>
          </table:table-cell>
          <table:table-cell office:value-type="string" table:style-name="ce1">
            <text:p>Payroll Staff Costs Salary</text:p>
          </table:table-cell>
          <table:table-cell office:value-type="string" table:style-name="ce1">
            <text:p>Payroll Staff Costs Allowances</text:p>
          </table:table-cell>
          <table:table-cell office:value-type="string" table:style-name="ce1">
            <text:p>Payroll Staff Costs Non-consolidated performance payments</text:p>
          </table:table-cell>
          <table:table-cell office:value-type="string" table:style-name="ce1">
            <text:p>Payroll Staff Costs Overtime</text:p>
          </table:table-cell>
          <table:table-cell office:value-type="string" table:style-name="ce1">
            <text:p>Payroll Staff Costs Employer pension contributions</text:p>
          </table:table-cell>
          <table:table-cell office:value-type="string" table:style-name="ce1">
            <text:p>Payroll Staff Costs Employer national insurance contributions</text:p>
          </table:table-cell>
          <table:table-cell office:value-type="string" table:style-name="ce1">
            <text:p>Payroll Staff Costs Total paybill for payroll staff</text:p>
          </table:table-cell>
          <table:table-cell office:value-type="string" table:style-name="ce1">
            <text:p>Non-payroll Staff Total cost of contingent labour: agency (clerical and admin) staff, interim managers and specialist contractors</text:p>
          </table:table-cell>
          <table:table-cell office:value-type="string" table:style-name="ce1">
            <text:p>Non-payroll Staff Total cost of consultants/consultancy</text:p>
          </table:table-cell>
          <table:table-cell office:value-type="string" table:style-name="ce1">
            <text:p>Non-payroll Staff Total non-payroll (CCL) staff costs</text:p>
          </table:table-cell>
          <table:table-cell office:value-type="string" table:style-name="ce1">
            <text:p>Grand Total paybill/staffing (payroll and non-payroll) costs</text:p>
          </table:table-cell>
          <table:table-cell office:value-type="string" table:style-name="ce1">
            <text:p>Comments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Department for Work &amp; Pensions</text:p>
          </table:table-cell>
          <table:table-cell office:value-type="string" table:style-name="ce1">
            <text:p>Ministerial Department</text:p>
          </table:table-cell>
          <table:table-cell office:value-type="string" table:style-name="ce1">
            <text:p>Department for Work &amp; Pensions</text:p>
          </table:table-cell>
          <table:table-cell office:value-type="float" office:value="38024" table:style-name="ce1">
            <text:p>38024</text:p>
          </table:table-cell>
          <table:table-cell office:value-type="float" office:value="32431.3" table:style-name="ce1">
            <text:p>32431.3</text:p>
          </table:table-cell>
          <table:table-cell office:value-type="float" office:value="35362" table:style-name="ce1">
            <text:p>35362</text:p>
          </table:table-cell>
          <table:table-cell office:value-type="float" office:value="31217.65" table:style-name="ce1">
            <text:p>31217.65</text:p>
          </table:table-cell>
          <table:table-cell office:value-type="float" office:value="8944" table:style-name="ce1">
            <text:p>8944</text:p>
          </table:table-cell>
          <table:table-cell office:value-type="float" office:value="8521.4599999999991" table:style-name="ce1">
            <text:p>8521.46</text:p>
          </table:table-cell>
          <table:table-cell office:value-type="float" office:value="2213" table:style-name="ce1">
            <text:p>2213</text:p>
          </table:table-cell>
          <table:table-cell office:value-type="float" office:value="2148.2800000000002" table:style-name="ce1">
            <text:p>2148.28</text:p>
          </table:table-cell>
          <table:table-cell office:value-type="float" office:value="218" table:style-name="ce1">
            <text:p>218</text:p>
          </table:table-cell>
          <table:table-cell office:value-type="float" office:value="216.18" table:style-name="ce1">
            <text:p>216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761" table:style-name="ce1">
            <text:p>84761</text:p>
          </table:table-cell>
          <table:table-cell office:value-type="float" office:value="74534.87" table:style-name="ce1">
            <text:p>74534.87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547" table:style-name="ce1">
            <text:p>547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547" table:style-name="ce1">
            <text:p>547</text:p>
          </table:table-cell>
          <table:table-cell office:value-type="float" office:value="547" table:style-name="ce1">
            <text:p>547</text:p>
          </table:table-cell>
          <table:table-cell office:value-type="float" office:value="85308" table:style-name="ce1">
            <text:p>85308</text:p>
          </table:table-cell>
          <table:table-cell office:value-type="float" office:value="75081.87" table:style-name="ce1">
            <text:p>75081.87</text:p>
          </table:table-cell>
          <table:table-cell office:value-type="float" office:value="155922253" table:style-name="ce1">
            <text:p>155922253</text:p>
          </table:table-cell>
          <table:table-cell office:value-type="float" office:value="2454391.2400000002" table:style-name="ce1">
            <text:p>2454391.24</text:p>
          </table:table-cell>
          <table:table-cell office:value-type="float" office:value="494343.67" table:style-name="ce1">
            <text:p>494343.67</text:p>
          </table:table-cell>
          <table:table-cell office:value-type="float" office:value="2942172.21" table:style-name="ce1">
            <text:p>2942172.21</text:p>
          </table:table-cell>
          <table:table-cell office:value-type="float" office:value="30997183.899999999" table:style-name="ce1">
            <text:p>30997183.9</text:p>
          </table:table-cell>
          <table:table-cell office:value-type="float" office:value="9679556.6600000001" table:style-name="ce1">
            <text:p>9679556.66</text:p>
          </table:table-cell>
          <table:table-cell office:value-type="float" office:value="202489900.69999999" table:style-name="ce1">
            <text:p>202489900.7</text:p>
          </table:table-cell>
          <table:table-cell office:value-type="float" office:value="7088859.4800000004" table:style-name="ce1">
            <text:p>7088859.48</text:p>
          </table:table-cell>
          <table:table-cell office:value-type="float" office:value="372771" table:style-name="ce1">
            <text:p>372771</text:p>
          </table:table-cell>
          <table:table-cell office:value-type="float" office:value="7461630.4800000004" table:style-name="ce1">
            <text:p>7461630.48</text:p>
          </table:table-cell>
          <table:table-cell office:value-type="float" office:value="209951531.19999999" table:style-name="ce1">
            <text:p>209951531.2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Health and Safety Executive</text:p>
          </table:table-cell>
          <table:table-cell office:value-type="string" table:style-name="ce1">
            <text:p>Crown Non 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float" office:value="417" table:style-name="ce1">
            <text:p>417</text:p>
          </table:table-cell>
          <table:table-cell office:value-type="float" office:value="363.03" table:style-name="ce1">
            <text:p>363.03</text:p>
          </table:table-cell>
          <table:table-cell office:value-type="float" office:value="451" table:style-name="ce1">
            <text:p>451</text:p>
          </table:table-cell>
          <table:table-cell office:value-type="float" office:value="418.78" table:style-name="ce1">
            <text:p>418.78</text:p>
          </table:table-cell>
          <table:table-cell office:value-type="float" office:value="1447" table:style-name="ce1">
            <text:p>1447</text:p>
          </table:table-cell>
          <table:table-cell office:value-type="float" office:value="1359.93" table:style-name="ce1">
            <text:p>1359.93</text:p>
          </table:table-cell>
          <table:table-cell office:value-type="float" office:value="449" table:style-name="ce1">
            <text:p>449</text:p>
          </table:table-cell>
          <table:table-cell office:value-type="float" office:value="423.07" table:style-name="ce1">
            <text:p>423.07</text:p>
          </table:table-cell>
          <table:table-cell office:value-type="float" office:value="26" table:style-name="ce1">
            <text:p>26</text:p>
          </table:table-cell>
          <table:table-cell office:value-type="float" office:value="25.41" table:style-name="ce1">
            <text:p>25.41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790" table:style-name="ce1">
            <text:p>2790</text:p>
          </table:table-cell>
          <table:table-cell office:value-type="float" office:value="2590.2199999999998" table:style-name="ce1">
            <text:p>2590.22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3" table:style-name="ce1">
            <text:p>3</text:p>
          </table:table-cell>
          <table:table-cell office:value-type="float" office:value="2.15" table:style-name="ce1">
            <text:p>2.15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3" table:style-name="ce1">
            <text:p>3</text:p>
          </table:table-cell>
          <table:table-cell office:value-type="float" office:value="2.15" table:style-name="ce1">
            <text:p>2.15</text:p>
          </table:table-cell>
          <table:table-cell office:value-type="float" office:value="2793" table:style-name="ce1">
            <text:p>2793</text:p>
          </table:table-cell>
          <table:table-cell office:value-type="float" office:value="2592.37" table:style-name="ce1">
            <text:p>2592.37</text:p>
          </table:table-cell>
          <table:table-cell office:value-type="float" office:value="8759051.3100000005" table:style-name="ce1">
            <text:p>8759051.31</text:p>
          </table:table-cell>
          <table:table-cell office:value-type="float" office:value="145777.24" table:style-name="ce1">
            <text:p>145777.24</text:p>
          </table:table-cell>
          <table:table-cell office:value-type="float" office:value="455" table:style-name="ce1">
            <text:p>455</text:p>
          </table:table-cell>
          <table:table-cell office:value-type="float" office:value="20853.990000000002" table:style-name="ce1">
            <text:p>20853.99</text:p>
          </table:table-cell>
          <table:table-cell office:value-type="float" office:value="1859427.64" table:style-name="ce1">
            <text:p>1859427.64</text:p>
          </table:table-cell>
          <table:table-cell office:value-type="float" office:value="799007.35" table:style-name="ce1">
            <text:p>799007.35</text:p>
          </table:table-cell>
          <table:table-cell office:value-type="float" office:value="11584572.529999999" table:style-name="ce1">
            <text:p>11584572.53</text:p>
          </table:table-cell>
          <table:table-cell office:value-type="float" office:value="26676.6" table:style-name="ce1">
            <text:p>26676.6</text:p>
          </table:table-cell>
          <table:table-cell office:value-type="float" office:value="0" table:style-name="ce1">
            <text:p>0</text:p>
          </table:table-cell>
          <table:table-cell office:value-type="float" office:value="26676.6" table:style-name="ce1">
            <text:p>26676.6</text:p>
          </table:table-cell>
          <table:table-cell office:value-type="float" office:value="11611249.130000001" table:style-name="ce1">
            <text:p>11611249.13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Independent Living Fund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National Employment Savings Trust Corporation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41" table:style-name="ce1">
            <text:p>241</text:p>
          </table:table-cell>
          <table:table-cell office:value-type="float" office:value="234.44" table:style-name="ce1">
            <text:p>234.44</text:p>
          </table:table-cell>
          <table:table-cell office:value-type="float" office:value="241" table:style-name="ce1">
            <text:p>241</text:p>
          </table:table-cell>
          <table:table-cell office:value-type="float" office:value="234.44" table:style-name="ce1">
            <text:p>234.44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18" table:style-name="ce1">
            <text:p>18</text:p>
          </table:table-cell>
          <table:table-cell office:value-type="float" office:value="9.32" table:style-name="ce1">
            <text:p>9.32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0.32" table:style-name="ce1">
            <text:p>10.32</text:p>
          </table:table-cell>
          <table:table-cell office:value-type="float" office:value="260" table:style-name="ce1">
            <text:p>260</text:p>
          </table:table-cell>
          <table:table-cell office:value-type="float" office:value="244.76" table:style-name="ce1">
            <text:p>244.76</text:p>
          </table:table-cell>
          <table:table-cell office:value-type="float" office:value="1143374.1839999999" table:style-name="ce1">
            <text:p>1143374.184</text:p>
          </table:table-cell>
          <table:table-cell office:value-type="float" office:value="1925.75" table:style-name="ce1">
            <text:p>1925.75</text:p>
          </table:table-cell>
          <table:table-cell office:value-type="float" office:value="3537.56" table:style-name="ce1">
            <text:p>3537.56</text:p>
          </table:table-cell>
          <table:table-cell office:value-type="float" office:value="686.92" table:style-name="ce1">
            <text:p>686.92</text:p>
          </table:table-cell>
          <table:table-cell office:value-type="float" office:value="91279.626000000004" table:style-name="ce1">
            <text:p>91279.626</text:p>
          </table:table-cell>
          <table:table-cell office:value-type="float" office:value="135363.41399999999" table:style-name="ce1">
            <text:p>135363.414</text:p>
          </table:table-cell>
          <table:table-cell office:value-type="float" office:value="1376167.4539999999" table:style-name="ce1">
            <text:p>1376167.454</text:p>
          </table:table-cell>
          <table:table-cell office:value-type="float" office:value="114560.02" table:style-name="ce1">
            <text:p>114560.02</text:p>
          </table:table-cell>
          <table:table-cell office:value-type="float" office:value="19883" table:style-name="ce1">
            <text:p>19883</text:p>
          </table:table-cell>
          <table:table-cell office:value-type="float" office:value="134443.01999999999" table:style-name="ce1">
            <text:p>134443.02</text:p>
          </table:table-cell>
          <table:table-cell office:value-type="float" office:value="1510610.4739999999" table:style-name="ce1">
            <text:p>1510610.474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Disabled People's Employment Corporation GB Ltd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The Pensions Advisory Service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3" table:style-name="ce1">
            <text:p>43</text:p>
          </table:table-cell>
          <table:table-cell office:value-type="float" office:value="40.256999999999998" table:style-name="ce1">
            <text:p>40.257</text:p>
          </table:table-cell>
          <table:table-cell office:value-type="float" office:value="43" table:style-name="ce1">
            <text:p>43</text:p>
          </table:table-cell>
          <table:table-cell office:value-type="float" office:value="40.256999999999998" table:style-name="ce1">
            <text:p>40.25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44.256999999999998" table:style-name="ce1">
            <text:p>44.257</text:p>
          </table:table-cell>
          <table:table-cell office:value-type="float" office:value="141190.1" table:style-name="ce1">
            <text:p>14119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5.69" table:style-name="ce1">
            <text:p>875.69</text:p>
          </table:table-cell>
          <table:table-cell office:value-type="float" office:value="28987.27" table:style-name="ce1">
            <text:p>28987.27</text:p>
          </table:table-cell>
          <table:table-cell office:value-type="float" office:value="12222.21" table:style-name="ce1">
            <text:p>12222.21</text:p>
          </table:table-cell>
          <table:table-cell office:value-type="float" office:value="183275.27" table:style-name="ce1">
            <text:p>183275.27</text:p>
          </table:table-cell>
          <table:table-cell office:value-type="float" office:value="9636.89" table:style-name="ce1">
            <text:p>9636.89</text:p>
          </table:table-cell>
          <table:table-cell office:value-type="float" office:value="38101.199999999997" table:style-name="ce1">
            <text:p>38101.2</text:p>
          </table:table-cell>
          <table:table-cell office:value-type="float" office:value="47738.09" table:style-name="ce1">
            <text:p>47738.09</text:p>
          </table:table-cell>
          <table:table-cell office:value-type="float" office:value="231013.36" table:style-name="ce1">
            <text:p>231013.36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The Pensions Regulator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99" table:style-name="ce1">
            <text:p>499</text:p>
          </table:table-cell>
          <table:table-cell office:value-type="float" office:value="483.25714290000002" table:style-name="ce1">
            <text:p>483.2571429</text:p>
          </table:table-cell>
          <table:table-cell office:value-type="float" office:value="499" table:style-name="ce1">
            <text:p>499</text:p>
          </table:table-cell>
          <table:table-cell office:value-type="float" office:value="483.25714290000002" table:style-name="ce1">
            <text:p>483.2571429</text:p>
          </table:table-cell>
          <table:table-cell office:value-type="float" office:value="20" table:style-name="ce1">
            <text:p>20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0.6" table:style-name="ce1">
            <text:p>20.6</text:p>
          </table:table-cell>
          <table:table-cell office:value-type="float" office:value="520" table:style-name="ce1">
            <text:p>520</text:p>
          </table:table-cell>
          <table:table-cell office:value-type="float" office:value="503.85714289999999" table:style-name="ce1">
            <text:p>503.8571429</text:p>
          </table:table-cell>
          <table:table-cell office:value-type="float" office:value="2019583.2" table:style-name="ce1">
            <text:p>2019583.2</text:p>
          </table:table-cell>
          <table:table-cell office:value-type="float" office:value="6401.67" table:style-name="ce1">
            <text:p>6401.67</text:p>
          </table:table-cell>
          <table:table-cell office:value-type="float" office:value="67299.64" table:style-name="ce1">
            <text:p>67299.64</text:p>
          </table:table-cell>
          <table:table-cell office:value-type="float" office:value="6676.23" table:style-name="ce1">
            <text:p>6676.23</text:p>
          </table:table-cell>
          <table:table-cell office:value-type="float" office:value="428645.3" table:style-name="ce1">
            <text:p>428645.3</text:p>
          </table:table-cell>
          <table:table-cell office:value-type="float" office:value="194610.37" table:style-name="ce1">
            <text:p>194610.37</text:p>
          </table:table-cell>
          <table:table-cell office:value-type="float" office:value="2723216.41" table:style-name="ce1">
            <text:p>2723216.41</text:p>
          </table:table-cell>
          <table:table-cell office:value-type="float" office:value="186824.17" table:style-name="ce1">
            <text:p>186824.17</text:p>
          </table:table-cell>
          <table:table-cell office:value-type="float" office:value="0" table:style-name="ce1">
            <text:p>0</text:p>
          </table:table-cell>
          <table:table-cell office:value-type="float" office:value="186824.17" table:style-name="ce1">
            <text:p>186824.17</text:p>
          </table:table-cell>
          <table:table-cell office:value-type="float" office:value="2910040.58" table:style-name="ce1">
            <text:p>2910040.58</text:p>
          </table:table-cell>
          <table:table-cell table:number-columns-repeated="16344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's headcount and payroll data for February 2016</dc:title>
    <meta:initial-creator>DWP</meta:initial-creator>
    <dc:creator>Andrew Jenkins</dc:creator>
    <meta:creation-date>2016-03-24T11:49:06Z</meta:creation-date>
    <dc:date>2016-03-24T11:57:29Z</dc:date>
  </office:meta>
</office:document-meta>
</file>